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25-09-16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508" calcext:value-type="float">
            <text:p>52.0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24-09-23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8608" calcext:value-type="float">
            <text:p>52.1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23-09-18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21-09-20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20-09-2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1744" calcext:value-type="float">
            <text:p>51.2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19-09-04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18-09-11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9696" calcext:value-type="float">
            <text:p>51.6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17-09-22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7336" calcext:value-type="float">
            <text:p>51.8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16-10-0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15-09-10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8232" calcext:value-type="float">
            <text:p>52.1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14-09-1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3472" calcext:value-type="float">
            <text:p>52.1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13-09-04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268" calcext:value-type="float">
            <text:p>51.9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13-04-0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952" calcext:value-type="float">
            <text:p>51.0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12-09-1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028" calcext:value-type="float">
            <text:p>51.7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12-04-1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8592" calcext:value-type="float">
            <text:p>51.2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11-09-22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3976" calcext:value-type="float">
            <text:p>51.6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10-10-07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596" calcext:value-type="float">
            <text:p>51.4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09-09-25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2976" calcext:value-type="float">
            <text:p>51.2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0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7336" calcext:value-type="float">
            <text:p>51.8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07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7064" calcext:value-type="float">
            <text:p>51.9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0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06-05-0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0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3048" calcext:value-type="float">
            <text:p>49.5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0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0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0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03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0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0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476" calcext:value-type="float">
            <text:p>49.5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01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2384" calcext:value-type="float">
            <text:p>48.7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0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2000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9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2176" calcext:value-type="float">
            <text:p>48.6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9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0856" calcext:value-type="float">
            <text:p>49.5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3224" calcext:value-type="float">
            <text:p>47.8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9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9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6648" calcext:value-type="float">
            <text:p>47.8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9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95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3576" calcext:value-type="float">
            <text:p>48.4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9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9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9152" calcext:value-type="float">
            <text:p>48.0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9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9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0552" calcext:value-type="float">
            <text:p>47.8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9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92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9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9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90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8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89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8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8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87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8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8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8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8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8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83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8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8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8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8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8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80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7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7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7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7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77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76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7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75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75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74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458076375501</text:p>
          </table:table-cell>
          <table:table-cell office:value-type="string" calcext:value-type="string">
            <text:p>CA Bb <text:s/>23</text:p>
          </table:table-cell>
          <table:table-cell office:value-type="string" calcext:value-type="string">
            <text:p>1970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34" meta:object-count="0"/>
    <meta:user-defined meta:name="AppVersion">3.0</meta:user-defined>
  </office:meta>
</office:document-meta>
</file>